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80048"/>
    </style:style>
    <style:style style:name="P2" style:family="paragraph" style:parent-style-name="Standard">
      <style:paragraph-properties fo:text-align="start" style:justify-single-word="false"/>
      <style:text-properties fo:font-size="14pt" fo:font-weight="bold" officeooo:rsid="00080048" officeooo:paragraph-rsid="00080048" style:font-size-asian="14pt" style:font-weight-asian="bold" style:font-size-complex="14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fo:font-weight="normal" officeooo:rsid="00080048" officeooo:paragraph-rsid="00080048"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officeooo:rsid="00080048" officeooo:paragraph-rsid="00080048"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080048" officeooo:paragraph-rsid="00080048"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officeooo:paragraph-rsid="00080048" style:font-size-asian="12pt" style:font-size-complex="12pt"/>
    </style:style>
    <style:style style:name="P8" style:family="paragraph" style:parent-style-name="Standard">
      <style:paragraph-properties fo:text-align="start" style:justify-single-word="false"/>
      <style:text-properties fo:font-size="12pt" officeooo:paragraph-rsid="00080048" style:font-size-asian="12pt" style:font-size-complex="12pt"/>
    </style:style>
    <style:style style:name="P9" style:family="paragraph" style:parent-style-name="Standard">
      <style:paragraph-properties fo:text-align="start" style:justify-single-word="false"/>
      <style:text-properties fo:font-size="12pt" officeooo:paragraph-rsid="000b52e3" style:font-size-asian="12pt" style:font-size-complex="12pt"/>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paragraph-properties fo:text-align="start" style:justify-single-word="false"/>
      <style:text-properties fo:font-size="12pt" fo:font-weight="normal" officeooo:rsid="00080048" officeooo:paragraph-rsid="00080048" style:font-size-asian="12pt" style:font-weight-asian="normal" style:font-size-complex="12pt" style:font-weight-complex="normal"/>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fo:font-size="12pt" officeooo:paragraph-rsid="000996da" style:font-size-asian="12pt" style:font-size-complex="12pt"/>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T1" style:family="text">
      <style:text-properties fo:font-size="16pt" fo:font-weight="bold" officeooo:rsid="00080048" style:font-size-asian="16pt" style:font-weight-asian="bold" style:font-size-complex="16pt" style:font-weight-complex="bold"/>
    </style:style>
    <style:style style:name="T2" style:family="text">
      <style:text-properties fo:font-size="18pt" fo:font-weight="bold" officeooo:rsid="00080048"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weight="bold" officeooo:rsid="00080048" style:font-weight-asian="bold" style:font-weight-complex="bold"/>
    </style:style>
    <style:style style:name="T5" style:family="text">
      <style:text-properties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080048" style:font-size-asian="14pt" style:font-weight-asian="bold" style:font-size-complex="14pt" style:font-weight-complex="bold"/>
    </style:style>
    <style:style style:name="T8" style:family="text">
      <style:text-properties fo:font-size="12pt" style:font-size-asian="12pt" style:font-size-complex="12pt"/>
    </style:style>
    <style:style style:name="T9" style:family="text">
      <style:text-properties fo:font-size="12pt" fo:font-weight="bold" officeooo:rsid="00080048" style:font-size-asian="12pt" style:font-weight-asian="bold" style:font-size-complex="12pt"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text:span text:style-name="T4">Семінар №7<text:line-break/><text:line-break/></text:span><text:span text:style-name="T3">Україна періоду Другої світової війни</text:span><text:span text:style-name="T4">.<text:line-break/></text:span></text:p>
      <text:p text:style-name="P2">1. Перший період Другої світової війни і «українське питання».</text:p>
      <text:p text:style-name="P1"><text:span text:style-name="T9"><text:line-break/></text:span><text:span text:style-name="T5">а) </text:span><text:span text:style-name="Strong_20_Emphasis"><text:span text:style-name="T5">Радянсько-німецькі договори 1939 року:</text:span></text:span><text:span text:style-name="Strong_20_Emphasis"><text:span text:style-name="T8"><text:line-break/></text:span></text:span></text:p>
      <text:p text:style-name="P15">У 1939 році між Німеччиною і Радянським Союзом були укладені два ключові договори, які значно вплинули на подальший хід подій у перших роках Другої світової війни та на "українське питання":</text:p>
      <text:list text:style-name="L1">
        <text:list-item>
          <text:p text:style-name="P10"><text:span text:style-name="Strong_20_Emphasis"><text:span text:style-name="T8">Пакт про ненапад (Молотов-Ріббентроп):</text:span></text:span><text:span text:style-name="T8"> У серпні 1939 року міністр закордонних справ Німеччини Йоахим фон Ріббентроп і міністр закордонних справ Радянського Союзу В'ячеслав Молотов уклали угоду про ненапад, відому як Молотов-Ріббентроп пакт. Цей пакт містив таємний протокол, що розділяв сфери впливу між двома державами у Центральній та Східній Європі, включаючи Україну.</text:span></text:p>
        </text:list-item>
        <text:list-item>
          <text:p text:style-name="P10"><text:span text:style-name="Strong_20_Emphasis"><text:span text:style-name="T8">Додатковий протокол до пакту:</text:span></text:span><text:span text:style-name="T8"> У додатковому протоколі до Молотов-Ріббентроп пакту було встановлено сфери впливу між Німеччиною та Радянським Союзом у Центральній та Східній Європі. Згідно з цим протоколом, західні області України, Білорусі та деякі інші території були віднесені до радянської сфери впливу, що стало підґрунтям для радянської окупації цих територій під час другого періоду війни.</text:span></text:p>
        </text:list-item>
      </text:list>
      <text:p text:style-name="P15">Ці договори дали можливість нацистській Німеччині та Радянському Союзу провести свої експансійні плани у Європі. Пакт про ненапад створив фактичну суперечку зі Західними державами, які сприйняли його як договір про віддання своїх сусідів на волю тоталітарних режимів. Для України ці договори означали початок складних і трагічних подій, пов'язаних із радянською окупацією та нацистським наступом.</text:p>
      <text:p text:style-name="P8"><text:span text:style-name="T4"><text:line-break/></text:span><text:span text:style-name="T7">б) Приєднання західноукраїнських земель до СРСР.</text:span><text:span text:style-name="T4"><text:line-break/><text:line-break/></text:span>Безпосередньо перед початком Другої світової війни, в кінці вересня 1939 року, західні області України (Галичина, Закарпаття та частина Північної Буковини), які належали до Польщі, були анексовані СРСР відповідно до умов Молотов-Ріббентроп пакту та додаткового протоколу до нього.</text:p>
      <text:p text:style-name="P15">Основні аспекти приєднання західноукраїнських земель до СРСР:</text:p>
      <text:list text:style-name="L2">
        <text:list-item>
          <text:p text:style-name="P11"><text:span text:style-name="Strong_20_Emphasis"><text:span text:style-name="T8">Організація референдумів:</text:span></text:span><text:span text:style-name="T8"> Після вступу радянських військ на ці території, були організовані референдуми, на яких мешканці мали "віддати голос" за приєднання до СРСР.</text:span></text:p>
        </text:list-item>
        <text:list-item>
          <text:p text:style-name="P11"><text:span text:style-name="Strong_20_Emphasis"><text:span text:style-name="T8">Формальна інтеграція:</text:span></text:span><text:span text:style-name="T8"> Після результатів референдумів західні області України офіційно були анексовані СРСР та організовані у Східноукраїнську (Галицьку) та Закарпатську області.</text:span></text:p>
        </text:list-item>
        <text:list-item>
          <text:p text:style-name="P11"><text:soft-page-break/><text:span text:style-name="Strong_20_Emphasis"><text:span text:style-name="T8">Політичні та культурні наслідки:</text:span></text:span><text:span text:style-name="T8"> Приєднання західноукраїнських земель до СРСР спричинило значні зміни в політичному та культурному житті цих регіонів. Зокрема, було проведено масштабні репресії проти політичних опонентів та активістів національно-визвольного руху, а також перетворено культурні установи на інструмент пропаганди радянської ідеології.</text:span></text:p>
        </text:list-item>
        <text:list-item>
          <text:p text:style-name="P11"><text:span text:style-name="Strong_20_Emphasis"><text:span text:style-name="T8">Геополітичні наслідки:</text:span></text:span><text:span text:style-name="T8"> Приєднання західноукраїнських земель до СРСР змінило стратегічну геополітичну ситуацію в регіоні та створило базу для подальшого ведення військових операцій у південних та центральних частинах Європи під час Другої світової війни.</text:span></text:p>
        </text:list-item>
      </text:list>
      <text:p text:style-name="P2">в) Радянізація західноукраїнських земель.</text:p>
      <text:p text:style-name="P6"/>
      <text:p text:style-name="P14">Після приєднання західноукраїнських земель до СРСР, радянська влада розпочала процес радянізації цих територій. Радянізація - це процес впровадження радянської ідеології, політичних структур та соціально-економічних моделей у життя населення.</text:p>
      <text:list text:style-name="L3">
        <text:list-item>
          <text:p text:style-name="P12"><text:span text:style-name="Strong_20_Emphasis"><text:span text:style-name="T8">Політичні реформи:</text:span></text:span><text:span text:style-name="T8"> Влада СРСР проводила політичні реформи, спрямовані на підпорядкування місцевих органів влади радянському централізованому уряду. Це включало утворення Рад та Комітетів народного господарства (РНГ), які були підконтрольні Комуністичній партії СРСР.</text:span></text:p>
        </text:list-item>
        <text:list-item>
          <text:p text:style-name="P12"><text:span text:style-name="Strong_20_Emphasis"><text:span text:style-name="T8">Культурна політика:</text:span></text:span><text:span text:style-name="T8"> Була введена радянська культурна політика, яка передбачала підтримку радянської літератури, мистецтва та масової пропаганди. Відбувалася спроба припинення усіх форм культурного життя, які не відповідали радянським ідеалам.</text:span></text:p>
        </text:list-item>
        <text:list-item>
          <text:p text:style-name="P12"><text:span text:style-name="Strong_20_Emphasis"><text:span text:style-name="T8">Освіта та мовна політика:</text:span></text:span><text:span text:style-name="T8"> В урядових установах та освітніх закладах активно просувалася радянська ідеологія. Українська мова та культура були пригнічені, а в школах і університетах активно пропагувалися радянська мова та ідеологія.</text:span></text:p>
        </text:list-item>
        <text:list-item>
          <text:p text:style-name="P12"><text:span text:style-name="Strong_20_Emphasis"><text:span text:style-name="T8">Колективізація:</text:span></text:span><text:span text:style-name="T8"> Проводилася активна політика колективізації сільського господарства, яка передбачала об'єднання селян у колгоспи та державні ферми.</text:span></text:p>
        </text:list-item>
        <text:list-item>
          <text:p text:style-name="P12"><text:span text:style-name="Strong_20_Emphasis"><text:span text:style-name="T8">Репресивні заходи:</text:span></text:span><text:span text:style-name="T8"> Здійснювалися репресивні заходи проти політичних опонентів та активістів українського національного руху, які були уважнішими до радянізаційних політик.</text:span></text:p>
        </text:list-item>
      </text:list>
      <text:p text:style-name="P16">Радянізація західноукраїнських земель була складною та конфліктною процесом, який вплинув на життя місцевого населення та створив підґрунтя для подальшої українізації після розпаду Радянського Союзу<text:line-break/><text:line-break/></text:p>
      <text:p text:style-name="P3">Напад Німеччини на СРСР. Оборонні бої літа-осені 1941 р.</text:p>
      <text:p text:style-name="P16"/>
      <text:p text:style-name="P16">Напад Німеччини на СРСР, відомий як операція "Барбаросса", розпочався 22 червня 1941 року. Цей напад був найбільшим військовим конфліктом в історії, в якому брали участь СРСР та <text:soft-page-break/>нацистська Німеччина. Німецькі війська в цей день рушили вперед зі стародавніх меж східної Європи у напрямку Радянського Союзу.</text:p>
      <text:p text:style-name="P15">Літньо-осінні оборонні бої 1941 року були періодом інтенсивних військових дій між німецькими та радянськими військами. В цей період німецька армія здійснювала значний просування вглиб території СРСР, намагаючись оточити та знищити великі частини радянських військ.</text:p>
      <text:p text:style-name="P15">Перші місяці війни характеризувалися стрімкими переміщеннями фронтів, численними бойовими зіткненнями та великими втратами для обох сторін. Німецькі війська досягли значних успіхів, просуваючись углиб території СРСР, але радянські війська здійснювали наполегливий опір та влаштовували оборонні рубежі, щоб стримати наступ противника.</text:p>
      <text:p text:style-name="P15">Цей період також відомий через те, що було сформовано кілька великих котлів, де оточені радянські війська знаходилися в оточенні та були знищені або здавалися в полон. Битви під Києвом, Москвою, та у інших ключових місцях визначали хід подій у перший рік війни між СРСР та нацистською Німеччиною.</text:p>
      <text:p text:style-name="P15"/>
      <text:p text:style-name="P6"><text:span text:style-name="T5">Україна в умовах гітлерівської окупації.</text:span><text:line-break/></text:p>
      <text:p text:style-name="P14">Україна в умовах гітлерівської окупації, яка тривала з 1941 по 1944 рік, пережила тяжкі часи. Німецька окупаційна політика була спрямована на експлуатацію та підпорядкування українського населення, а також вивезення ресурсів на користь Третього Рейху. Окупаційний режим характеризувався репресіями, насильством та економічним знеособленням.</text:p>
      <text:p text:style-name="P15">Деякі з ключових аспектів гітлерівської окупації в Україні включали:</text:p>
      <text:list text:style-name="L4">
        <text:list-item>
          <text:p text:style-name="P13"><text:span text:style-name="Strong_20_Emphasis"><text:span text:style-name="T8">Репресії та військові дії:</text:span></text:span><text:span text:style-name="T8"> Німецька армія та її союзники здійснювали масові розстріли, депортації, терор та різноманітні форми насильства проти цивільного населення. Окремі міста, такі як Київ та Львів, зазнали важких бомбардувань та руйнувань під час нацистської окупації.</text:span></text:p>
        </text:list-item>
        <text:list-item>
          <text:p text:style-name="P13"><text:span text:style-name="Strong_20_Emphasis"><text:span text:style-name="T8">Економічна експлуатація:</text:span></text:span><text:span text:style-name="T8"> Німецька окупаційна влада використовувала Україну як ресурс для забезпечення потреб Третього Рейху. Це включало заборону зберігання продуктів харчування для власного споживання, масові конфіскації хліба та інших продуктів харчування для німецьких військових та цивільних чиновників, а також вивезення промислових ресурсів та примусову працю.</text:span></text:p>
        </text:list-item>
        <text:list-item>
          <text:p text:style-name="P13"><text:span text:style-name="Strong_20_Emphasis"><text:span text:style-name="T8">Голод:</text:span></text:span><text:span text:style-name="T8"> Внаслідок репресій та експлуатації, значна частина населення України зазнала голоду та недостатнього харчування. Гітлерівська політика спричинила великі людські втрати та гуманітарну кризу в багатьох регіонах України.</text:span></text:p>
        </text:list-item>
        <text:list-item>
          <text:p text:style-name="P13"><text:span text:style-name="Strong_20_Emphasis"><text:span text:style-name="T8">Колаборація та опір:</text:span></text:span><text:span text:style-name="T8"> Під час окупації були різні форми співпраці з німецькими окупантами, включаючи колабораціоністські уряди та формування військових підрозділів, таких як СС "Галичина". Одночасно, на території України також діяли підпільні організації, які вели опір нацистській окупації.</text:span></text:p>
        </text:list-item>
      </text:list>
      <text:p text:style-name="P15"><text:soft-page-break/>Після поразки нацистської Німеччини у Другій світовій війні українська територія була звільнена радянськими військами, але наслідки окупації відчувалися протягом багатьох років після війни.</text:p>
      <text:p text:style-name="P8"><text:span text:style-name="T4"/></text:p>
      <text:p text:style-name="P3">Рух опору</text:p>
      <text:p text:style-name="P8"><text:span text:style-name="T4"><text:line-break/></text:span>Рух опору в Україні під час гітлерівської окупації був частиною загальноєвропейського опору проти нацистського режиму. Цей рух включав в себе різноманітні форми опозиції, від підпільної діяльності до відкритого військового опору.</text:p>
      <text:p text:style-name="P15">Основні аспекти руху опору в Україні включали:</text:p>
      <text:list text:style-name="L5">
        <text:list-item>
          <text:p text:style-name="P17"><text:span text:style-name="Strong_20_Emphasis"><text:span text:style-name="T8">Підпільна протиріч:</text:span></text:span><text:span text:style-name="T8"> Були створені підпільні групи та організації, які вели антинацистську пропаганду, збирали інформацію про дії окупаційної влади, організовували допомогу жертвам репресій, а також допомагали у втечі від нацистських репресій.</text:span></text:p>
        </text:list-item>
        <text:list-item>
          <text:p text:style-name="P17"><text:span text:style-name="Strong_20_Emphasis"><text:span text:style-name="T8">Партизанська боротьба:</text:span></text:span><text:span text:style-name="T8"> На окремих територіях України, особливо в лісистих та гірських районах, діяли партизанські загони. Вони вели активну військову операційну діяльність проти нацистських військ та їх колабораціоністських угруповань, завдаючи їм збитків та дезорганізуючи їх дії.</text:span></text:p>
        </text:list-item>
        <text:list-item>
          <text:p text:style-name="P17"><text:span text:style-name="Strong_20_Emphasis"><text:span text:style-name="T8">Дипломатичні зусилля:</text:span></text:span><text:span text:style-name="T8"> Деякі представники українського опору діяли у дипломатичних колах, співпрацюючи з союзниками Третього Рейху та ведучи переговори щодо підтримки українського національного руху.</text:span></text:p>
        </text:list-item>
        <text:list-item>
          <text:p text:style-name="P17"><text:span text:style-name="Strong_20_Emphasis"><text:span text:style-name="T8">Військові операції:</text:span></text:span><text:span text:style-name="T8"> Під кінець окупації, коли наступ радянських військ ставав все більш очевидним, українські опозиційні сили активізували військові операції проти нацистських військ.</text:span></text:p>
        </text:list-item>
      </text:list>
      <text:p text:style-name="P15">Ці різні форми опору допомагали підтримувати моральний дух українського населення та протистояти нацистському терору. Попри великі втрати та ризики, український рух опору відіграв важливу роль у підготовці до звільнення України від нацистської окупації.</text:p>
      <text:p text:style-name="P6"/>
      <text:p text:style-name="P9"><text:span text:style-name="T7">Визволення України від фашистських загарбників.</text:span><text:span text:style-name="T4"> <text:line-break/></text:span></text:p>
      <text:p text:style-name="P9">Визволення України від фашистських загарбників відбулося в рамках Великої Вітчизняної війни, яка тривала з 1941 по 1945 рік. Радянські війська разом з підпільним рухом опору та союзниками змогли відбити територію України від нацистської окупації. Ось деякі ключові моменти визволення України:</text:p>
      <text:list text:style-name="L6">
        <text:list-item>
          <text:p text:style-name="P18"><text:span text:style-name="Strong_20_Emphasis"><text:span text:style-name="T8">Битва за Сталінград:</text:span></text:span><text:span text:style-name="T8"> Після стрімкого наступу нацистських військ, вони зазнали поразки в битві за Сталінград в кінці 1942 року. Це відкрило можливість для радянських військ розпочати контрнаступ і почати відбиття окупованих територій.</text:span></text:p>
        </text:list-item>
        <text:list-item>
          <text:p text:style-name="P18"><text:span text:style-name="Strong_20_Emphasis"><text:span text:style-name="T8">Битва за Курську дугу:</text:span></text:span><text:span text:style-name="T8"> У липні 1943 року відбулася одна з найбільших танкових битв в історії, битва за Курську дугу, де радянські війська здійснили важливу перемогу над нацистськими військами.</text:span></text:p>
        </text:list-item>
        <text:list-item>
          <text:p text:style-name="P18"><text:soft-page-break/><text:span text:style-name="Strong_20_Emphasis"><text:span text:style-name="T8">Операція "Багратіон" та визволення Північного Кавказу:</text:span></text:span><text:span text:style-name="T8"> В червні 1944 року радянські війська розпочали операцію "Багратіон", яка призвела до повного розгрому німецьких військ у Білорусі та до звільнення частини території України.</text:span></text:p>
        </text:list-item>
        <text:list-item>
          <text:p text:style-name="P18"><text:span text:style-name="Strong_20_Emphasis"><text:span text:style-name="T8">Ліберація Києва та освітлення Східної Європи:</text:span></text:span><text:span text:style-name="T8"> У вересні-листопаді 1943 року Київ був визволений радянськими військами, що відкрило шлях до визволення інших міст України.</text:span></text:p>
        </text:list-item>
        <text:list-item>
          <text:p text:style-name="P18"><text:span text:style-name="Strong_20_Emphasis"><text:span text:style-name="T8">Операція "Берлінська" та кінець війни в Європі:</text:span></text:span><text:span text:style-name="T8"> У квітні 1945 року радянські війська розпочали операцію "Берлінська", яка призвела до звільнення Берліна та завершила Велику Вітчизняну війну у Європі.</text:span></text:p>
        </text:list-item>
      </text:list>
      <text:p text:style-name="P15">Визволення України було можливим завдяки героїчним зусиллям радянських військ, підпільного руху опору та підтримці союзників. Це стало важливим етапом в історії України та світової історії, який позначив кінець фашистської окупації та нацистського терору на території країни.</text:p>
      <text:p text:style-name="P6"/>
      <text:p text:style-name="P6"/>
      <text:p text:style-name="P6"><text:span text:style-name="T5">Вклад України в перемогу.</text:span><text:line-break/></text:p>
      <text:p text:style-name="P14">Україна внесла значний вклад у перемогу над нацистським режимом під час Другої світової війни. Ось деякі ключові аспекти вкладу України:</text:p>
      <text:list text:style-name="L7">
        <text:list-item>
          <text:p text:style-name="P19"><text:span text:style-name="Strong_20_Emphasis"><text:span text:style-name="T8">Людські ресурси:</text:span></text:span><text:span text:style-name="T8"> Україна надала величезний контингент солдатів для червоної армії, які відзначилися своєю відвагою та витривалістю на фронтах. Багато українських військових взяли участь у різних стратегічних операціях, битвах та оборонних боях.</text:span></text:p>
        </text:list-item>
        <text:list-item>
          <text:p text:style-name="P19"><text:span text:style-name="Strong_20_Emphasis"><text:span text:style-name="T8">Промисловість:</text:span></text:span><text:span text:style-name="T8"> Україна була важливим центром промислового виробництва у рамках Радянського Союзу. Заводи та заводи України забезпечували виробництво військової техніки, бронетехніки, а також інших стратегічних ресурсів, що були необхідні для ведення війни.</text:span></text:p>
        </text:list-item>
        <text:list-item>
          <text:p text:style-name="P19"><text:span text:style-name="Strong_20_Emphasis"><text:span text:style-name="T8">Жертви:</text:span></text:span><text:span text:style-name="T8"> Український народ зазнав великих людських втрат під час війни. Мільйони українців загинули на фронті, стали жертвами репресій, голодомору, нацистських розстрілів та депортацій.</text:span></text:p>
        </text:list-item>
        <text:list-item>
          <text:p text:style-name="P19"><text:span text:style-name="Strong_20_Emphasis"><text:span text:style-name="T8">Підпільний рух:</text:span></text:span><text:span text:style-name="T8"> Українські підпільні організації та партизанські загони активно боролися з нацистськими окупантами на території країни, ведучи бойові операції та здійснюючи розвідувальну діяльність.</text:span></text:p>
        </text:list-item>
        <text:list-item>
          <text:p text:style-name="P19"><text:span text:style-name="Strong_20_Emphasis"><text:span text:style-name="T8">Міжнародна співпраця:</text:span></text:span><text:span text:style-name="T8"> Українці також брали участь у боротьбі проти нацистського режиму за межами країни. Багато українців вступили до складу союзницьких армій та підпільних організацій у різних країнах Європи.</text:span></text:p>
        </text:list-item>
      </text:list>
      <text:p text:style-name="P15">Всі ці фактори разом забезпечили значний вклад України у загальну перемогу над нацистським режимом та стали важливим елементом союзницького зусилля в руйнуванні нацистської Німеччини та її союзників.</text:p>
      <text:p text:style-name="P2">Проблема соборності України в післявоєнний період.</text:p>
      <text:p text:style-name="P6"><text:soft-page-break/></text:p>
      <text:p text:style-name="P4">Україна в післявоєнний період стикалася з проблемами соборності через складність її етнічного, політичного та культурного складу. Етнічні групи, такі як українці, росіяни, поляки та інші, мали свої інтереси та переконання, що відображалося в конфліктах. Політичні суперечки між централізованою владою з Москви та місцевими елітами також ускладнювали ситуацію. Культурні відмінності та спротив щодо збереження та розвитку української ідентичності вимагали врегулювання. Вплив міжнародних відносин також відіграв свою роль у внутрішніх конфліктах. Урядам доводилося знаходити баланс між різними інтересами та розвивати стратегії для забезпечення національної єдності.</text:p>
      <text:p text:style-name="P4"/>
      <text:p text:style-name="P4"/>
      <text:p text:style-name="P4"><text:line-break/><text:span text:style-name="T6">Україна на міжнародній арені в післявоєнний період</text:span></text:p>
      <text:p text:style-name="P4"><text:span text:style-name="T3"/></text:p>
      <text:p text:style-name="P14">У післявоєнний період Україна активно діяла на міжнародній арені, здійснюючи кроки для зміцнення свого статусу та визнання в міжнародному співтоваристві. Вступ до ООН в 1945 році відкрив перед Україною можливість представляти свої інтереси на глобальному рівні та брати участь у вирішенні міжнародних проблем.</text:p>
      <text:p text:style-name="P15">У той же час, Україна стала одним із засновників Організації Договору про колективну безпеку (ОДКБ), яка пізніше перетворилася на Співдружність Незалежних Держав (СНД). Це відображало її політичну та військову співпрацю з іншими радянськими республіками та Радянським Союзом.</text:p>
      <text:p text:style-name="P15">У сфері економічних відносин, Україна розвивала торгівельні та економічні зв'язки з іншими країнами, сприяючи обміну товарів та послуг. Культурний обмін також був важливою складовою міжнародної діяльності України, що допомагало сприяти розумінню та співпраці між націями.</text:p>
      <text:p text:style-name="P15">Однак, політичні та зовнішньополітичні рішення України часто обмежувалися централізованою владою з Москви, що робило її міжнародний вплив обмеженим та відносно залежним від рішень радянського керівництва.</text:p>
      <text:p text:style-name="P4"><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20:32:54.883298523</meta:creation-date>
    <dc:date>2024-04-08T22:05:48.321320903</dc:date>
    <meta:editing-duration>PT19M48S</meta:editing-duration>
    <meta:editing-cycles>3</meta:editing-cycles>
    <meta:generator>LibreOffice/7.6.5.2$Linux_X86_64 LibreOffice_project/60$Build-2</meta:generator>
    <meta:document-statistic meta:table-count="0" meta:image-count="0" meta:object-count="0" meta:page-count="6" meta:paragraph-count="65" meta:word-count="1811" meta:character-count="13844" meta:non-whitespace-character-count="12113"/>
  </office:meta>
</office:document-meta>
</file>